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13cm" fo:margin-left="0cm" fo:margin-right="-0.012cm" table:align="margins"/>
    </style:style>
    <style:style style:name="Tableau1.A" style:family="table-column">
      <style:table-column-properties style:column-width="6.332cm" style:rel-column-width="21824*"/>
    </style:style>
    <style:style style:name="Tableau1.B" style:family="table-column">
      <style:table-column-properties style:column-width="6.334cm" style:rel-column-width="21831*"/>
    </style:style>
    <style:style style:name="Tableau1.C" style:family="table-column">
      <style:table-column-properties style:column-width="6.348cm" style:rel-column-width="21880*"/>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fo:language="fr" fo:country="FR" fo:font-weight="bold" style:font-size-asian="12pt" style:font-weight-asian="bold" style:font-size-complex="12pt"/>
    </style:style>
    <style:style style:name="P2" style:family="paragraph" style:parent-style-name="Standard">
      <style:paragraph-properties fo:text-align="center" style:justify-single-word="false"/>
      <style:text-properties fo:font-size="12pt" fo:language="fr" fo:country="FR" fo:font-weight="bold" style:font-size-asian="12pt" style:font-weight-asian="bold" style:font-size-complex="12pt"/>
    </style:style>
    <style:style style:name="P3" style:family="paragraph" style:parent-style-name="Standard">
      <style:text-properties fo:font-size="12pt" fo:language="fr" fo:country="FR" fo:font-weight="bold" style:font-size-asian="12pt" style:font-weight-asian="bold" style:font-size-complex="12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font-size="9pt" fo:language="fr" fo:country="FR" fo:font-weight="bold" style:font-size-asian="9pt" style:font-weight-asian="bold"/>
    </style:style>
    <style:style style:name="P7" style:family="paragraph" style:parent-style-name="Standard">
      <style:text-properties fo:font-size="10pt" fo:font-weight="bold" style:font-size-asian="10pt" style:font-weight-asian="bold" style:font-size-complex="10pt"/>
    </style:style>
    <style:style style:name="P8" style:family="paragraph" style:parent-style-name="Standard">
      <style:text-properties fo:font-size="10pt" fo:language="fr" fo:country="FR" fo:font-weight="normal" style:font-size-asian="10pt" style:font-weight-asian="normal" style:font-size-complex="10pt" style:font-weight-complex="normal"/>
    </style:style>
    <style:style style:name="P9" style:family="paragraph" style:parent-style-name="Standard">
      <style:text-properties fo:font-size="10pt" fo:language="fr" fo:country="FR" fo:font-weight="bold" style:font-size-asian="10pt" style:font-weight-asian="bold" style:font-size-complex="10pt"/>
    </style:style>
    <style:style style:name="P10" style:family="paragraph" style:parent-style-name="Standard">
      <style:text-properties fo:font-size="10pt" fo:language="fr" fo:country="FR" fo:font-weight="bold" style:font-size-asian="10pt" style:font-weight-asian="bold" style:font-size-complex="10pt" style:font-weight-complex="bold"/>
    </style:style>
    <style:style style:name="P11" style:family="paragraph" style:parent-style-name="Standard">
      <style:paragraph-properties>
        <style:tab-stops>
          <style:tab-stop style:position="1.799cm"/>
        </style:tab-stops>
      </style:paragraph-properties>
      <style:text-properties fo:font-size="10pt" fo:language="fr" fo:country="FR" fo:font-weight="bold" style:font-size-asian="10pt" style:font-weight-asian="bold" style:font-size-complex="10pt"/>
    </style:style>
    <style:style style:name="P12" style:family="paragraph" style:parent-style-name="Standard">
      <style:text-properties fo:font-size="10pt" fo:language="fr" fo:country="FR" style:font-size-asian="10pt"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font-size="10pt" style:font-size-asian="10pt" style:font-size-complex="10pt"/>
    </style:style>
    <style:style style:name="P15" style:family="paragraph" style:parent-style-name="Standard" style:master-page-name="">
      <style:paragraph-properties fo:margin-left="-1.138cm" fo:margin-right="0cm" fo:text-indent="0cm" style:auto-text-indent="false" style:page-number="auto"/>
      <style:text-properties fo:font-size="12pt" fo:language="fr" fo:country="FR" fo:font-weight="bold" style:font-size-asian="12pt" style:font-weight-asian="bold" style:font-size-complex="12pt"/>
    </style:style>
    <style:style style:name="P16" style:family="paragraph" style:parent-style-name="Table_20_Contents">
      <style:text-properties fo:font-size="10pt" style:font-size-asian="10pt" style:font-size-complex="10pt"/>
    </style:style>
    <style:style style:name="P17" style:family="paragraph" style:parent-style-name="Standard" style:master-page-name="Standard">
      <style:paragraph-properties style:page-number="auto"/>
      <style:text-properties fo:font-size="9pt" fo:language="fr" fo:country="FR" fo:font-weight="bold" style:font-size-asian="9pt" style:font-weight-asian="bold"/>
    </style:style>
    <style:style style:name="P18" style:family="paragraph" style:parent-style-name="Standard" style:list-style-name="WW8Num1">
      <style:paragraph-properties fo:margin-left="0.751cm" fo:margin-right="0cm" fo:text-indent="-0.751cm" style:auto-text-indent="false">
        <style:tab-stops/>
      </style:paragraph-properties>
      <style:text-properties fo:font-size="10pt" style:font-size-asian="10pt" style:font-size-complex="10pt"/>
    </style:style>
    <style:style style:name="P19" style:family="paragraph" style:parent-style-name="Standard" style:list-style-name="WW8Num2">
      <style:paragraph-properties fo:margin-left="0.751cm" fo:margin-right="0cm" fo:text-indent="-0.751cm" style:auto-text-indent="false">
        <style:tab-stops/>
      </style:paragraph-properties>
      <style:text-properties fo:font-size="10pt" style:font-size-asian="10pt" style:font-size-complex="10pt"/>
    </style:style>
    <style:style style:name="P20" style:family="paragraph" style:parent-style-name="Standard" style:list-style-name="WW8Num1">
      <style:paragraph-properties fo:margin-left="0.751cm" fo:margin-right="0cm" fo:text-indent="-0.751cm" style:auto-text-indent="false">
        <style:tab-stops/>
      </style:paragraph-properties>
      <style:text-properties fo:font-size="10pt" fo:language="fr" fo:country="FR" style:font-size-asian="10pt" style:font-size-complex="10pt"/>
    </style:style>
    <style:style style:name="P21" style:family="paragraph" style:parent-style-name="Standard" style:list-style-name="WW8Num2">
      <style:paragraph-properties fo:margin-left="0.751cm" fo:margin-right="0cm" fo:text-indent="-0.751cm" style:auto-text-indent="false">
        <style:tab-stops/>
      </style:paragraph-properties>
      <style:text-properties fo:font-size="10pt" fo:language="fr" fo:country="FR" style:font-size-asian="10pt" style:font-size-complex="10pt"/>
    </style:style>
    <style:style style:name="P22" style:family="paragraph" style:parent-style-name="Standard">
      <style:paragraph-properties fo:margin-left="0cm" fo:margin-right="0.106cm" fo:text-indent="0cm" style:auto-text-indent="false"/>
      <style:text-properties fo:font-size="10pt" fo:language="fr" fo:country="FR" fo:font-weight="normal" style:font-size-asian="10pt" style:font-weight-asian="normal" style:font-size-complex="10pt" style:font-weight-complex="normal"/>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weight="normal" style:font-weight-asian="normal" style:font-weight-complex="normal"/>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5"/>
      <text:p text:style-name="P1">Frédéric Kerdraon</text:p>
      <text:p text:style-name="P1">2 rue de la tour</text:p>
      <text:p text:style-name="P1">29200 Brest</text:p>
      <text:p text:style-name="P1">fredkerdraon@hotmail.com</text:p>
      <text:p text:style-name="P4"><text:span text:style-name="T2">Tel: 06</text:span><text:span text:style-name="T2">-24-169-704</text:span></text:p>
      <text:p text:style-name="P6"/>
      <text:p text:style-name="P2">Chef de Projets Informatiques</text:p>
      <text:p text:style-name="P1"/>
      <text:p text:style-name="P6"/>
      <table:table table:name="Tableau1" table:style-name="Tableau1">
        <table:table-column table:style-name="Tableau1.A"/>
        <table:table-column table:style-name="Tableau1.B"/>
        <table:table-column table:style-name="Tableau1.C"/>
        <table:table-row>
          <table:table-cell table:style-name="Tableau1.A1" office:value-type="string">
            <text:p text:style-name="P5">Gestion de projets</text:p>
            <text:p text:style-name="P7"/>
            <text:p text:style-name="P8">Pilotage de projets internationaux</text:p>
            <text:p text:style-name="P8">Coordination et reporting </text:p>
            <text:p text:style-name="P8">Gestion de ressources et de budget</text:p>
            <text:p text:style-name="P8">Respect des délais</text:p>
            <text:p text:style-name="P8">Connaissance de plusieurs méthodologies : Agile,(scrum) Hsbc, <text:s/>Cycle en V...</text:p>
            <text:p text:style-name="P8">Organisation des process</text:p>
            <text:p text:style-name="P8">Gestion de l'architecture</text:p>
          </table:table-cell>
          <table:table-cell table:style-name="Tableau1.A1" office:value-type="string">
            <text:p text:style-name="P1">Compétences techniques</text:p>
            <text:p text:style-name="P9"/>
            <text:p text:style-name="P8">Unix, Linux, Windows, VAX/VMS</text:p>
            <text:p text:style-name="P8">Perl, Java, C++, Php</text:p>
            <text:p text:style-name="P8">Oracle, Sybase, MySQL</text:p>
            <text:p text:style-name="P8">SVN, Clearcase, Jira, Hudson</text:p>
            <text:p text:style-name="P8">MSProject, Office, VersionOne</text:p>
            <text:p text:style-name="P8">Summit, Murex, Riskwatch, Razor</text:p>
            <text:p text:style-name="P8">Scilab, Clips, Latex</text:p>
            <text:p text:style-name="P8">Apache</text:p>
          </table:table-cell>
          <table:table-cell table:style-name="Tableau1.C1" office:value-type="string">
            <text:p text:style-name="P1">Compétences finances</text:p>
            <text:p text:style-name="P12"/>
            <text:p text:style-name="P8">Mesures de risques</text:p>
            <text:p text:style-name="P8">VaR historique</text:p>
            <text:p text:style-name="P8">VaR paramétrique</text:p>
            <text:p text:style-name="P8">VaR par monte carlo</text:p>
            <text:p text:style-name="P8">VaR de crédit</text:p>
            <text:p text:style-name="P8">Stress testing</text:p>
            <text:p text:style-name="P8">Valorisations et sensibilités tous produits (Taux, Actions, Treso, Change)</text:p>
            <text:p text:style-name="P8">Gestion des données de marché</text:p>
          </table:table-cell>
        </table:table-row>
        <table:table-row>
          <table:table-cell table:style-name="Tableau1.A2" office:value-type="string">
            <text:p text:style-name="P1">Profil</text:p>
            <text:p text:style-name="P16"/>
            <text:p text:style-name="P8">Goût du travail</text:p>
            <text:p text:style-name="P8">Aime travailler en équipe</text:p>
            <text:p text:style-name="P8">Expérience en management</text:p>
            <text:p text:style-name="P8">Réactivité</text:p>
            <text:p text:style-name="P22">Autonomie</text:p>
            <text:p text:style-name="P8">Rigueur</text:p>
          </table:table-cell>
          <table:table-cell table:style-name="Tableau1.A2" office:value-type="string">
            <text:p text:style-name="P4"><text:span text:style-name="T2">Langues </text:span><text:span text:style-name="T2">parlées</text:span></text:p>
            <text:p text:style-name="P9"/>
            <text:p text:style-name="P13"><text:span text:style-name="T1">Français</text:span><text:span text:style-name="T1">, Anglais : Courant</text:span></text:p>
            <text:p text:style-name="P8">Espagnol: Bon niveau</text:p>
          </table:table-cell>
          <table:table-cell table:style-name="Tableau1.C2" office:value-type="string">
            <text:p text:style-name="P1">Références</text:p>
            <text:p text:style-name="P9"/>
            <text:p text:style-name="P8">Crédit Commercial de France – Paris</text:p>
            <text:p text:style-name="P8">HSBC – Londres</text:p>
            <text:p text:style-name="P8">ALTRAN – Brest</text:p>
            <text:p text:style-name="P8">HSBC – Hong Kong</text:p>
            <text:p text:style-name="P8">CAPGEMINI – Brest</text:p>
            <text:p text:style-name="P8">CACIB - Paris</text:p>
          </table:table-cell>
        </table:table-row>
      </table:table>
      <text:p text:style-name="P6"/>
      <text:p text:style-name="P6"/>
      <text:p text:style-name="P4"><text:span text:style-name="T2">Expérience</text:span><text:span text:style-name="T2">s professionnelles</text:span></text:p>
      <text:p text:style-name="P9"/>
      <text:p text:style-name="P8">2012 – 2013 / CACIB / Chef de projets – Gestion de l'implémentation d'une plate forme de calculs</text:p>
      <text:p text:style-name="P8">2011 – 2012 / CAPGEMINI / Chef de projets – Coordination pour l'implémentation d'un logiciel back-office</text:p>
      <text:p text:style-name="P8">2011 <text:tab/> <text:s text:c="4"/>/ HSBC / Gestionnaire de risques – Rédaction de spécifications pour la mesure de risques</text:p>
      <text:p text:style-name="P8">2010 – 2011 / HSBC / Chef de projets Globaux – Coordination pour l'implémentation d'une plateforme en Asie Pacifique</text:p>
      <text:p text:style-name="P8">2008 – 2009 / ALTRAN / Chef <text:s/>de projet – Gestion d'une équipe de développeur suivant les méthodes agiles</text:p>
      <text:p text:style-name="P8">2008 <text:tab/> <text:s text:c="4"/>/ HSBC / Chef de projet global – Gestion et coordination d'un projet international</text:p>
      <text:p text:style-name="P8">2007 – 2008 / HSBC / Chef de projet – Gestion d'une équipe de consultants </text:p>
      <text:p text:style-name="P8">2005 – 2007 / HSBC / Développeur / Portage d'une solution de calculs de windows vers solaris</text:p>
      <text:p text:style-name="P8">2004 - 2005 / CCF / Chef de projet / Implémentation d'une plateforme de « Grid Computing »</text:p>
      <text:p text:style-name="P8">2002 - 2004 / CCF / Responsable système / Gestion de l'architecture de calculs de risques</text:p>
      <text:p text:style-name="P8">2000 - 2002 / CCF / Développeur / Implémentation d'une interface logicielle</text:p>
      <text:p text:style-name="P8">2000 <text:s/><text:tab/> <text:s text:c="3"/>/ CCF / Développeur / Implémentation d'un système back-office</text:p>
      <text:p text:style-name="P9"/>
      <text:p text:style-name="P4"><text:span text:style-name="T2">Formation</text:span><text:span text:style-name="T2">s professionnelles</text:span></text:p>
      <text:p text:style-name="P12"><text:tab/></text:p>
      <text:p text:style-name="P12">- Risques de Crédit: Conférences sur les futurs systèmes de risques / Algorithmics / Madrid</text:p>
      <text:p text:style-name="P12">- Dérivés de Taux: Structuration / Règles du marche / First finance / Paris</text:p>
      <text:p text:style-name="P12">- Dérivés de Taux: Valorisation des Instruments / First finance / Paris</text:p>
      <text:p text:style-name="P12">- Gestion de risque: Risque de marche et de crédit / First finance / Paris</text:p>
      <text:p text:style-name="P12">- Analyse du marche: Fondamentaux des marches de capitaux / First finance / Paris</text:p>
      <text:p text:style-name="P12">- Management: Gestion de projet /HSBC / Paris</text:p>
      <text:p text:style-name="P8">- Organisation: Organiser des meetings / Processus neurolinguistiques/ HSBC CCF / Paris</text:p>
      <text:p text:style-name="P9"/>
      <text:p text:style-name="P1">Etudes</text:p>
      <text:p text:style-name="P9"/>
      <text:p text:style-name="P8">09/1997 - 09/2000 / E.I.S.T.I / Ingénieur en Traitement de l'Information, Option Finance / Paris </text:p>
      <text:p text:style-name="P8"/>
      <text:p text:style-name="P3">Autres centres d'intérêts</text:p>
      <text:p text:style-name="P10"/>
      <text:p text:style-name="P8">Badminton, Voile, Surf , Pilotage</text:p>
      <text:p text:style-name="P9"><text:soft-page-break/></text:p>
      <text:p text:style-name="P9"/>
      <text:p text:style-name="P4"><text:span text:style-name="T2">Expérience</text:span><text:span text:style-name="T2">s professionnelles</text:span></text:p>
      <text:p text:style-name="P9"/>
      <text:p text:style-name="P9"/>
      <text:p text:style-name="P9">Paris</text:p>
      <text:p text:style-name="P9"/>
      <text:p text:style-name="P13"><text:span text:style-name="T2">09/2012 – 05 /2013 <text:s/></text:span><text:span text:style-name="T3">/ CACIB / Chef de projets – Gestion de l'implémentation d'une plate forme de calculs</text:span></text:p>
      <text:p text:style-name="P9"/>
      <text:list xml:id="list32228451" text:style-name="WW8Num1">
        <text:list-item>
          <text:p text:style-name="P18"><text:span text:style-name="T1">I</text:span><text:span text:style-name="T1">mplémentation de calculs de VaR CVa sur les opérations de titres du groupe</text:span></text:p>
        </text:list-item>
        <text:list-item>
          <text:p text:style-name="P18"><text:span text:style-name="T1">Réalisation </text:span><text:span text:style-name="T1">des tests de stabilité du modèle et validation des données de marché, des résultats de VaR. explication des résultats par les sensibilités. </text:span></text:p>
        </text:list-item>
        <text:list-item>
          <text:p text:style-name="P18"><text:span text:style-name="T1">Ce projet a été réalisé en coordination avec les équipes de </text:span><text:span text:style-name="T1">Londres et livré en mai 2013</text:span></text:p>
        </text:list-item>
      </text:list>
      <text:p text:style-name="P9"/>
      <text:p text:style-name="P9"/>
      <text:p text:style-name="P9">Brest</text:p>
      <text:p text:style-name="P9"/>
      <text:p text:style-name="P13"><text:span text:style-name="T2">10/2011 – 07/2012 </text:span><text:span text:style-name="T3">/ CAPGEMINI / Chef de projets – Coordination pour l'implémentation d'un logiciel back-office</text:span></text:p>
      <text:p text:style-name="P9"/>
      <text:list xml:id="list32250454" text:continue-numbering="true" text:style-name="WW8Num1">
        <text:list-item>
          <text:p text:style-name="P20">Spécifications, implémentation de calculs et validation de la solution de hedge accounting en coordination avec l’éditeur (Murex), le front office et le middle office</text:p>
        </text:list-item>
        <text:list-item>
          <text:p text:style-name="P20">Livraison de la solution dans les délais impartis par le régulateur.</text:p>
        </text:list-item>
      </text:list>
      <text:p text:style-name="P9"/>
      <text:p text:style-name="P9"/>
      <text:p text:style-name="P9">Hong Kong</text:p>
      <text:p text:style-name="P9"/>
      <text:p text:style-name="P13"><text:span text:style-name="T2">01/2011 – 06/2011 </text:span><text:span text:style-name="T3">/ HSBC / Gestionnaire de risques – Rédaction de spécifications pour la mesure de risques</text:span></text:p>
      <text:list xml:id="list32251988" text:continue-numbering="true" text:style-name="WW8Num1">
        <text:list-item>
          <text:p text:style-name="P18"><text:span text:style-name="T1">Spécification de la plateforme d’agrégation de sensibilités en coordination avec Hong Kong, Paris, New York, Londres, Mexico et Sao Paulo afin d’intégrer les différents flux de données implémenté</text:span><text:span text:style-name="T1">s en 2010.</text:span></text:p>
        </text:list-item>
        <text:list-item>
          <text:p text:style-name="P20">Reporting aux sponsors du projet et organisation des conférences</text:p>
        </text:list-item>
        <text:list-item>
          <text:p text:style-name="P20">Spécification approuvée par le top management en May 2011</text:p>
        </text:list-item>
      </text:list>
      <text:p text:style-name="P9"/>
      <text:p text:style-name="P9"/>
      <text:p text:style-name="P13"><text:span text:style-name="T2">0</text:span><text:span text:style-name="T2">3/2010 – 01/2011 <text:s/></text:span><text:span text:style-name="T3">/ HSBC / Chef de projets Globaux – Coordination pour l'implémentation d'une plateforme en Asie Pacifique</text:span></text:p>
      <text:p text:style-name="P9"/>
      <text:list xml:id="list32248925" text:continue-numbering="true" text:style-name="WW8Num1">
        <text:list-item>
          <text:p text:style-name="P20">Gestion de l’implémentation d’une plateforme de calcul de risques de change pour 17 pays d’Asie Pacifique.</text:p>
        </text:list-item>
        <text:list-item>
          <text:p text:style-name="P20">Coordination et reporting aux sponsors à Londres et revue des tests par la cellule de contrôle à Hong Kong et dans les différents sites.</text:p>
        </text:list-item>
        <text:list-item>
          <text:p text:style-name="P20">Projet implémenté avec succès en Novembre 2010 pour HSBC et Hang Seng bank nouvellement intégré à HSBC.</text:p>
        </text:list-item>
      </text:list>
      <text:p text:style-name="P12"/>
      <text:list xml:id="list32227343" text:continue-numbering="true" text:style-name="WW8Num1">
        <text:list-item>
          <text:p text:style-name="P20">Gestion d’un projet d’extraction de mesure de sensibilité aux risques à partir d’une dizaine de systèmes Front Office pour l’agrégation au niveau global (ie Tous les sites HSBC à terme incluant les Amériques, l’Europe et l’Asie.</text:p>
        </text:list-item>
        <text:list-item>
          <text:p text:style-name="P20">Gestion de l’implémentation et des tests en coordination avec la cellule de contrôle à Hong Kong puis déploiement sur les 17 sites d’Asie Pacifique</text:p>
        </text:list-item>
        <text:list-item>
          <text:p text:style-name="P20">Reporting aux différents responsables des risques pour HSBC (Taux, Change, Actions,etc.)</text:p>
        </text:list-item>
        <text:list-item>
          <text:p text:style-name="P20">Projet livré en Janvier 2011.</text:p>
        </text:list-item>
      </text:list>
      <text:p text:style-name="P9"/>
      <text:p text:style-name="P11"/>
      <text:p text:style-name="P11">Brest</text:p>
      <text:p text:style-name="P9"/>
      <text:p text:style-name="P13"><text:span text:style-name="T2">12</text:span><text:span text:style-name="T2">/2008 – 12 /2009 <text:s/></text:span><text:span text:style-name="T3">/ ALTRAN / Chef <text:s/>de projet – Gestion d'une équipe de développeur suivant les méthodes agiles</text:span></text:p>
      <text:p text:style-name="P9"/>
      <text:list xml:id="list32250046" text:continue-numbering="true" text:style-name="WW8Num1">
        <text:list-item>
          <text:p text:style-name="P18"><text:span text:style-name="T1">Gestion d’une équipe de 20 développeurs </text:span><text:span text:style-name="T1">via les méthodes Agiles (Version One).</text:span></text:p>
        </text:list-item>
        <text:list-item>
          <text:p text:style-name="P20">Implémentation d’une plateforme Java de restitution de matériels militaires sur des cartes Luciad</text:p>
        </text:list-item>
        <text:list-item>
          <text:p text:style-name="P20">Le projet s’inscrit dans le cadre d’un partenariat avec Thales Airborne Systems</text:p>
        </text:list-item>
        <text:list-item>
          <text:p text:style-name="P20">Le client final étant les Emirats Arabes Unis</text:p>
        </text:list-item>
      </text:list>
      <text:p text:style-name="P9"/>
      <text:p text:style-name="P9"/>
      <text:p text:style-name="P9">Londres</text:p>
      <text:p text:style-name="P9"/>
      <text:p text:style-name="P13"><text:span text:style-name="T2">05/2008 – </text:span><text:span text:style-name="T2">08/2008 </text:span><text:span text:style-name="T3">/ HSBC / Chef de projet global – Gestion et coordination d'un projet international</text:span></text:p>
      <text:p text:style-name="P9"/>
      <text:list xml:id="list32236255" text:continue-numbering="true" text:style-name="WW8Num1">
        <text:list-item>
          <text:p text:style-name="P18"><text:span text:style-name="T1">Gestion d’une </text:span><text:span text:style-name="T1">équipe de développeurs et d’analystes afin de mettre en place une infrastructure de calcul de risques (Simulation historique de mouvement de spread, mesure du résidu Idiosyncratique et calcul du capital associe au risque incrémental de défaut, validation des modèles par comparaison des prévisions avec les résultats réels ainsi que la simulation des crises passées.</text:span></text:p>
        </text:list-item>
        <text:list-item>
          <text:p text:style-name="P20"><text:soft-page-break/>Ce projet couvre toutes les positions de Crédit d’HSBC</text:p>
        </text:list-item>
        <text:list-item>
          <text:p text:style-name="P18"><text:span text:style-name="T1">Responsable du projet global et </text:span><text:span text:style-name="T1">coordination des différentes entités (Europe, Asie et Amérique)</text:span></text:p>
        </text:list-item>
        <text:list-item>
          <text:p text:style-name="P18"><text:span text:style-name="T1">Ce projet est lie </text:span><text:span text:style-name="T1">à des recommandations des régulateurs FSA, OCC and HKMA, dans le cadre de Basle 2.</text:span></text:p>
        </text:list-item>
      </text:list>
      <text:p text:style-name="P9"/>
      <text:p text:style-name="P13"><text:span text:style-name="T2">12/2007 – </text:span><text:span text:style-name="T2">09/2008 <text:s/></text:span><text:span text:style-name="T3">/ HSBC / Chef de projet – Gestion d'une équipe de consultants </text:span></text:p>
      <text:p text:style-name="P9"/>
      <text:list xml:id="list32248478" text:continue-numbering="true" text:style-name="WW8Num1">
        <text:list-item>
          <text:p text:style-name="P18"><text:span text:style-name="T1">Gestion d’une </text:span><text:span text:style-name="T1">équipe de 3 consultants pour le développement et la restructuration de 2 véhicules structures Asscher et Cullinan. Creation de 4 nouveaux véhicules avec financement a terme.</text:span></text:p>
        </text:list-item>
        <text:list-item>
          <text:p text:style-name="P20">Analyse, coordination et support pour les traders afin de conserver la note des véhicules a AAA notamment par l’analyse des simulations de calcul de <text:s/>capital.</text:p>
        </text:list-item>
      </text:list>
      <text:p text:style-name="P12"/>
      <text:p text:style-name="P13"><text:span text:style-name="T4">12/2005 – 12/2007 <text:s/></text:span><text:span text:style-name="T3">/ HSBC / Développeur / Portage d'une solution de calculs de windows vers solaris</text:span></text:p>
      <text:p text:style-name="P12"/>
      <text:list xml:id="list32242168" text:continue-numbering="true" text:style-name="WW8Num1">
        <text:list-item>
          <text:p text:style-name="P18"><text:span text:style-name="T1">Intégration</text:span><text:span text:style-name="T1"> de programmes de valorisation d’options de change (Asiatiques, A barrières, Avec panier de devises, etc) dans un système base sur Riskwatch, et validation du modèle. </text:span></text:p>
        </text:list-item>
        <text:list-item>
          <text:p text:style-name="P18"><text:span text:style-name="T1">Intégration</text:span><text:span text:style-name="T1"> de fonction d’évaluation de CDS dans une simulation par Monte Carlo pour le calcul de Capital d’un « Structured investment vehicle ». <text:s/></text:span></text:p>
        </text:list-item>
        <text:list-item>
          <text:p text:style-name="P18"><text:span text:style-name="T1">Intégration</text:span><text:span text:style-name="T1"> d’un outil de gestion de scenarios développé a Paris (Cf : Expérience 2005 au CCF) au sein de l’architecture de mesure de risques pour les produits Actions structures.</text:span></text:p>
        </text:list-item>
        <text:list-item>
          <text:p text:style-name="P20">Analyse et optimisation du module de simulation par Monte Carlo pour la gestion du Capital du SIV dans le respect des spécifications validées par les agences de notations Moodys et S&amp;P.</text:p>
        </text:list-item>
        <text:list-item>
          <text:p text:style-name="P20">Test de stabilité et tests de stress du modèle. </text:p>
        </text:list-item>
      </text:list>
      <text:p text:style-name="P13"/>
      <text:p text:style-name="P9"/>
      <text:p text:style-name="P9">Paris</text:p>
      <text:p text:style-name="P13"/>
      <text:p text:style-name="P13"><text:span text:style-name="T2">08/2004 - 11/2005 </text:span><text:span text:style-name="T3">/ CCF / Chef de projet / Implémentation d'une plateforme de « Grid Computing »</text:span></text:p>
      <text:p text:style-name="P9"/>
      <text:list xml:id="list32220486" text:style-name="WW8Num2">
        <text:list-item>
          <text:p text:style-name="P19"><text:span text:style-name="T1">Développement</text:span><text:span text:style-name="T1"> d’une solution de calcul distribués pour la mesure de VaR sur des produits structures de Taux en prenant en compte les contraintes d’évolutivité de l’infrastructure en terme de volume de calcul. Optimisation de la solution par la définition d’un grille sélective de répartition des produits en fonction du cout en terme de calcul. </text:span></text:p>
        </text:list-item>
        <text:list-item>
          <text:p text:style-name="P19"><text:span text:style-name="T1">Analyse et </text:span><text:span text:style-name="T1">développement d’un outil de gestion des scenarios pour le calcul de VaR historique pour les produits Structures de Taux et Actions (Cet outil a été implémente a Londres par la suite et devient en ce moment un outil global au sein d’HSBC). </text:span></text:p>
        </text:list-item>
        <text:list-item>
          <text:p text:style-name="P19"><text:span text:style-name="T1">Intégrat</text:span><text:span text:style-name="T1">ion des fonctions de valorisation développées au Front-Office, sur une grille de calcul, et développement de fonction permettant <text:s/>de simuler des scenarios sur les données de marches sous-jacentes aux produits. </text:span></text:p>
        </text:list-item>
        <text:list-item>
          <text:p text:style-name="P21">Rôle de coordination pour le développement des technologies de calcul sur grille pour HSBC, en collaboration avec Hong Kong, New York et Londres.</text:p>
        </text:list-item>
        <text:list-item>
          <text:p text:style-name="P21">Mise en place du processus de livraison logicielle pour HSBC Paris.</text:p>
        </text:list-item>
      </text:list>
      <text:p text:style-name="P12"/>
      <text:p text:style-name="P9"/>
      <text:p text:style-name="P13"><text:span text:style-name="T2">04/ 2002 - 08/2004 </text:span><text:span text:style-name="T3">/ CCF / Responsable système / Gestion de l'architecture de calculs de risques</text:span></text:p>
      <text:p text:style-name="P9"/>
      <text:list xml:id="list32226926" text:continue-numbering="true" text:style-name="WW8Num2">
        <text:list-item>
          <text:p text:style-name="P19"><text:span text:style-name="T1">Intégration</text:span><text:span text:style-name="T1"> de calcul de risqué tous produits dans une infrastructure basée sur Riskwatch. </text:span></text:p>
        </text:list-item>
      </text:list>
      <text:p text:style-name="P12"/>
      <text:p text:style-name="P12"/>
      <text:p text:style-name="P13"><text:span text:style-name="T2">08/2000 - 04/2002 </text:span><text:span text:style-name="T3">/ CCF / Développeur / Implémentation d'une interface logicielle</text:span></text:p>
      <text:p text:style-name="P9"/>
      <text:p text:style-name="P12">- Développement d’une interface entre Summit et Riskwatch pour la gestion de risqué sur des produits structures de Taux. </text:p>
      <text:p text:style-name="P12"/>
      <text:p text:style-name="P13"><text:span text:style-name="T1">Note: </text:span><text:span text:style-name="T1">L’interface a ete développée a la base pour quelques produits spécifiques, mais cette interface ai été construite de telle façon que même les produits les plus complexes ont pu être intégrés sans nouveaux développements majeurs par la suite.</text:span></text:p>
      <text:p text:style-name="P12"/>
      <text:p text:style-name="P12"/>
      <text:p text:style-name="P13"><text:span text:style-name="T2">04/2000 - 08/2000 </text:span><text:span text:style-name="T3">/ CCF / Développeur / Implémentation d'un système back-office</text:span></text:p>
      <text:p text:style-name="P9"/>
      <text:p text:style-name="P13"><text:span text:style-name="T1">Développement</text:span><text:span text:style-name="T1"> de Calypso au moment ou celui-ci n’était encore qu’un embryon de système pour les besoins d’un back-office de change. </text:span></text:p>
      <text:p text:style-name="P12"/>
      <text:p text:style-name="P9"/>
      <text:p text:style-name="P1">Etudes</text:p>
      <text:p text:style-name="P9"/>
      <text:p text:style-name="P9">09/1997 - 09/2000 / E.I.S.T.I / Option Finance / Paris </text:p>
      <text:p text:style-name="P9"/>
      <text:p text:style-name="P12">Finance: Valorisation et couverture de portefeuilles / Théorie du portefeuille efficient / Mesures de risques / Théorie des jeux / Micro and macro économie / Comptabilité / Analyse financière / Organisation</text:p>
      <text:p text:style-name="P12"/>
      <text:p text:style-name="P13"><text:soft-page-break/><text:span text:style-name="T1">Mathémati</text:span><text:span text:style-name="T1">que: Statistiques / Modèles linéaires et discret / Théorie de l’information / Théorie du chaos</text:span></text:p>
      <text:p text:style-name="P12"/>
      <text:p text:style-name="P13"><text:span text:style-name="T1">Informatique</text:span><text:span text:style-name="T1">: Programmation orientée objet / Intelligence artificielle/ <text:tab/><text:tab/></text:span></text:p>
      <text:p text:style-name="P13"><text:span text:style-name="T1">Base de </text:span><text:span text:style-name="T1">données / Automatique / Analyse numérique</text:span></text:p>
      <text:p text:style-name="P13"><text:span text:style-name="T1">Méthodologies</text:span><text:span text:style-name="T1">, Gestion de projet</text:span></text:p>
      <text:p text:style-name="P12"><text:tab/></text:p>
      <text:p text:style-name="P14"><text:span text:style-name="T1">Organisation: </text:span><text:span text:style-name="T1">Trésorier <text:s/>- El Camino / Organisation d’échange culturels entre le Venezuela et la France</text:span></text:p>
      <text:p text:style-name="P12"><text:tab/></text:p>
      <text:p text:style-name="P13"><text:span text:style-name="T2">09/ 1994</text:span><text:span text:style-name="T2"> - 09/1997 Mathématiques et sciences physiques / La croix rouge / Brest</text:span></text:p>
      <text:p text:style-name="P9"/>
      <text:p text:style-name="P13"><text:span text:style-name="T1">Classe </text:span><text:span text:style-name="T1">préparatoire au concours d’entrée aux grandes écoles</text:span></text:p>
      <text:p text:style-name="P12"/>
      <text:p text:style-name="P9">1994 / Baccalauréat (Avec mention) / La Croix-Rouge / Brest</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6-27T13:01:57.92</meta:creation-date>
    <dc:date>2014-11-30T12:08:10.43</dc:date>
    <meta:editing-duration>PT1H47M55S</meta:editing-duration>
    <meta:editing-cycles>38</meta:editing-cycles>
    <meta:generator>OpenOffice.org/3.3$Win32 OpenOffice.org_project/330m20$Build-9567</meta:generator>
    <meta:print-date>2014-06-27T14:41:29.20</meta:print-date>
    <meta:document-statistic meta:table-count="1" meta:image-count="0" meta:object-count="0" meta:page-count="4" meta:paragraph-count="146" meta:word-count="1669" meta:character-count="10367"/>
  </office:meta>
</office:document-meta>
</file>